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text-properties officeooo:paragraph-rsid="0016153b"/>
    </style:style>
    <style:style style:name="P4" style:family="paragraph" style:parent-style-name="Standard">
      <style:text-properties officeooo:paragraph-rsid="005b8630"/>
    </style:style>
    <style:style style:name="P5" style:family="paragraph" style:parent-style-name="Standard">
      <style:text-properties officeooo:paragraph-rsid="00900897"/>
    </style:style>
    <style:style style:name="P6" style:family="paragraph" style:parent-style-name="Standard">
      <style:text-properties officeooo:paragraph-rsid="010ce86f"/>
    </style:style>
    <style:style style:name="P7" style:family="paragraph" style:parent-style-name="Standard">
      <style:text-properties officeooo:paragraph-rsid="010e32f1"/>
    </style:style>
    <style:style style:name="P8" style:family="paragraph" style:parent-style-name="Standard">
      <style:text-properties officeooo:paragraph-rsid="010e95f8"/>
    </style:style>
    <style:style style:name="P9" style:family="paragraph" style:parent-style-name="Standard">
      <style:text-properties officeooo:rsid="010b786e" officeooo:paragraph-rsid="010ce86f"/>
    </style:style>
    <style:style style:name="P10" style:family="paragraph" style:parent-style-name="List_20_Paragraph">
      <style:text-properties officeooo:paragraph-rsid="00137f5a"/>
    </style:style>
    <style:style style:name="P11"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officeooo:rsid="00137f5a"/>
    </style:style>
    <style:style style:name="T5" style:family="text">
      <style:text-properties officeooo:rsid="0015fa13"/>
    </style:style>
    <style:style style:name="T6" style:family="text">
      <style:text-properties officeooo:rsid="0016153b"/>
    </style:style>
    <style:style style:name="T7" style:family="text">
      <style:text-properties officeooo:rsid="001775ca"/>
    </style:style>
    <style:style style:name="T8" style:family="text">
      <style:text-properties officeooo:rsid="0019121a"/>
    </style:style>
    <style:style style:name="T9" style:family="text">
      <style:text-properties officeooo:rsid="00254fc4"/>
    </style:style>
    <style:style style:name="T10" style:family="text">
      <style:text-properties officeooo:rsid="00350de9"/>
    </style:style>
    <style:style style:name="T11" style:family="text">
      <style:text-properties officeooo:rsid="00394ba0"/>
    </style:style>
    <style:style style:name="T12" style:family="text">
      <style:text-properties officeooo:rsid="003b29f6"/>
    </style:style>
    <style:style style:name="T13" style:family="text">
      <style:text-properties officeooo:rsid="003cb9a5"/>
    </style:style>
    <style:style style:name="T14" style:family="text">
      <style:text-properties officeooo:rsid="003de2db"/>
    </style:style>
    <style:style style:name="T15" style:family="text">
      <style:text-properties officeooo:rsid="003dec63"/>
    </style:style>
    <style:style style:name="T16" style:family="text">
      <style:text-properties officeooo:rsid="004b44f0"/>
    </style:style>
    <style:style style:name="T17" style:family="text">
      <style:text-properties officeooo:rsid="004f2b51"/>
    </style:style>
    <style:style style:name="T18" style:family="text">
      <style:text-properties officeooo:rsid="00555fcf"/>
    </style:style>
    <style:style style:name="T19" style:family="text">
      <style:text-properties officeooo:rsid="005afd2d"/>
    </style:style>
    <style:style style:name="T20" style:family="text">
      <style:text-properties officeooo:rsid="005b8630"/>
    </style:style>
    <style:style style:name="T21" style:family="text">
      <style:text-properties officeooo:rsid="005bc526"/>
    </style:style>
    <style:style style:name="T22" style:family="text">
      <style:text-properties officeooo:rsid="00683447"/>
    </style:style>
    <style:style style:name="T23" style:family="text">
      <style:text-properties officeooo:rsid="0069610f"/>
    </style:style>
    <style:style style:name="T24" style:family="text">
      <style:text-properties officeooo:rsid="006d8849"/>
    </style:style>
    <style:style style:name="T25" style:family="text">
      <style:text-properties officeooo:rsid="00761fea"/>
    </style:style>
    <style:style style:name="T26" style:family="text">
      <style:text-properties officeooo:rsid="007693e6"/>
    </style:style>
    <style:style style:name="T27" style:family="text">
      <style:text-properties officeooo:rsid="0081cc34"/>
    </style:style>
    <style:style style:name="T28" style:family="text">
      <style:text-properties officeooo:rsid="00900897"/>
    </style:style>
    <style:style style:name="T29" style:family="text">
      <style:text-properties officeooo:rsid="00a79cfc"/>
    </style:style>
    <style:style style:name="T30" style:family="text">
      <style:text-properties fo:font-style="normal" style:font-style-asian="normal" style:font-style-complex="normal"/>
    </style:style>
    <style:style style:name="T31" style:family="text">
      <style:text-properties fo:font-style="normal" officeooo:rsid="010e95f8" style:font-style-asian="normal" style:font-style-complex="normal"/>
    </style:style>
    <style:style style:name="T32" style:family="text">
      <style:text-properties officeooo:rsid="00af7663"/>
    </style:style>
    <style:style style:name="T33" style:family="text">
      <style:text-properties officeooo:rsid="00b158df"/>
    </style:style>
    <style:style style:name="T34" style:family="text">
      <style:text-properties officeooo:rsid="00c2967a"/>
    </style:style>
    <style:style style:name="T35" style:family="text">
      <style:text-properties officeooo:rsid="00d5474a"/>
    </style:style>
    <style:style style:name="T36" style:family="text">
      <style:text-properties officeooo:rsid="00dc1f97"/>
    </style:style>
    <style:style style:name="T37" style:family="text">
      <style:text-properties officeooo:rsid="00e0646e"/>
    </style:style>
    <style:style style:name="T38" style:family="text">
      <style:text-properties officeooo:rsid="00e83610"/>
    </style:style>
    <style:style style:name="T39" style:family="text">
      <style:text-properties officeooo:rsid="010b786e"/>
    </style:style>
    <style:style style:name="T40" style:family="text">
      <style:text-properties officeooo:rsid="010e32f1"/>
    </style:style>
    <style:style style:name="T41" style:family="text">
      <style:text-properties officeooo:rsid="010e95f8"/>
    </style:style>
    <style:style style:name="T42" style:family="text">
      <style:text-properties officeooo:rsid="0119e97c"/>
    </style:style>
    <style:style style:name="T43" style:family="text">
      <style:text-properties officeooo:rsid="011bded2"/>
    </style:style>
    <style:style style:name="T44" style:family="text">
      <style:text-properties officeooo:rsid="012c3e18"/>
    </style:style>
    <style:style style:name="T45" style:family="text">
      <style:text-properties officeooo:rsid="013faf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text:soft-page-break/>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text:soft-page-break/>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4">But I remained dead sure that were the mortar <text:span text:style-name="T20">slushed into brick joints with </text:span>the <text:s/>proper <text:span text:style-name="T20">righteousness and</text:span> <text:s/>not in the hasty style of "off we drive!" no unknown reserves in the human body would <text:span text:style-name="T21">get</text:span> me <text:span text:style-name="T21">off the hook</text:span>.</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text:soft-page-break/>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ext:soft-page-break/>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ext:soft-page-break/>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text:soft-page-break/>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ext:soft-page-break/>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text:soft-page-break/>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18">too deeply troubled in their head</text:span> to turn to the original source <text:span text:style-name="T18">were annoyingly</text:span> <text:span text:style-name="T16">sane</text:span>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text:soft-page-break/>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text:soft-page-break/>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ext:soft-page-break/>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text:soft-page-break/>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ext:soft-page-break/>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ext:soft-page-break/>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text:soft-page-break/>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12">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ext:soft-page-break/>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text:soft-page-break/>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text:soft-page-break/>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text:soft-page-break/>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ext:soft-page-break/>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text:soft-page-break/>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text:soft-page-break/>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text:span text:style-name="T27">boarding his</text:span> troll<text:span text:style-name="T27">y</text:span> 47 <text:span text:style-name="T27">awfully</text:span> careful not to touch anyone, <text:span text:style-name="T27">yet</text:span> all the same there suddenly was a <text:span text:style-name="T27">sand </text:span>desert all around <text:span text:style-name="T27">and he had</text:span> just a worn-out rag on his loins, <text:span text:style-name="T27">as anyone else in the</text:span> pack of similarly skinny, naked, <text:span text:style-name="T27">fellers as </text:span>sunburned <text:span text:style-name="T27">as</text:span> him when a <text:soft-page-break/>band of horsemen galloped from behind a <text:span text:style-name="T27">dune</text:span>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text:soft-page-break/>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text:soft-page-break/>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ext:soft-page-break/>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text:soft-page-break/>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13">however,</text:span> I dreaded to <text:span text:style-name="T13">consider </text:span>such a probability and kicked away <text:span text:style-name="T13">all the anal-sadistic speculations</text:span> on th<text:span text:style-name="T13">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ext:soft-page-break/>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text:soft-page-break/>SHE CALLED FOR HELP TO GET PROTECTED FROM ME</text:p>
      <text:p text:style-name="Standard">I never touch her, <text:span text:style-name="T11">I </text:span>just lay <text:span text:style-name="T11">on my side with my arm bent at the elbow to prop </text:span>my jaw in <text:span text:style-name="T11">the capped hand above the pillow and idly watched</text:span>, like a beach-goer estimating <text:span text:style-name="T11">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11">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text:soft-page-break/>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text:span text:style-name="T44">growling </text:span>bulldozer <text:span text:style-name="T44">shrouded</text:span> in the blue<text:span text:style-name="T44">ish</text:span>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text:soft-page-break/>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text:soft-page-break/>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2">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text:soft-page-break/>"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2">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text:soft-page-break/>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text:soft-page-break/>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text:soft-page-break/>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text:soft-page-break/>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text:soft-page-break/>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text:soft-page-break/>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text:soft-page-break/>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 <text:span text:style-name="T23">and t</text:span>he moment as the hammer handle <text:span text:style-name="T23">smacked</text:span> my palm, all there remained to do was to squeeze my fingers in a grab.</text:p>
      <text:p text:style-name="Standard">Everything turned out all by itself.</text:p>
      <text:p text:style-name="Standard">When seeing that I did not duck behind the brick pallet to dodge his throw, but stood instead <text:span text:style-name="T23">keeping</text:span>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text:soft-page-break/>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ext:soft-page-break/>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text:soft-page-break/>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2">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text:soft-page-break/>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2">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ext:soft-page-break/>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text:soft-page-break/>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2">Morning Star </text:span><text:s/>newspaper, I missed the wedding of my sister Natasha that summer.</text:p>
      <text:p text:style-name="Standard">After all, if you consider things carefully, it's because of <text:span text:style-name="T2">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4">announced</text:span> by <text:span text:style-name="T4">Leonid </text:span>Brezhnev <text:span text:style-name="T4">scrutinizing</text:span> the sheet of his welcome speech <text:span text:style-name="T4">with triple senile smooches on every other word written for him to read out</text:span>.</text:p>
      <text:p text:style-name="P10">She becomes that bitch<text:span text:style-name="T4">y</text:span> iron <text:span text:style-name="T4">twat</text:span> <text:span text:style-name="T4">who </text:span>starved to death twenty-nine Irish <text:span text:style-name="T4">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text:soft-page-break/>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text:span text:style-name="T24">cumulus</text:span>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2">Morning Star </text:span><text:s/>would have already interviewed me – where was such a militant intolerance towards the trade-union leader from?</text:p>
      <text:p text:style-name="Standard">Until that morning, I also had just sympathy for him.</text:p>
      <text:p text:style-name="Standard">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text:soft-page-break/>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ext:soft-page-break/>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14">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ext:soft-page-break/>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ext:soft-page-break/>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ext:soft-page-break/>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text:soft-page-break/>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text:soft-page-break/>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text:soft-page-break/>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text:soft-page-break/>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text:soft-page-break/>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text:soft-page-break/>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3">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text:soft-page-break/>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ext:soft-page-break/>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ext:soft-page-break/>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text:span text:style-name="T34">Don’t sprawl! </text:span>Get seated as you should! <text:span text:style-name="T34">Forgotten</text:span>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1">~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text:soft-page-break/>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text:soft-page-break/>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text:soft-page-break/>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text:soft-page-break/>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text:soft-page-break/>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text:soft-page-break/>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text:s/>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text:soft-page-break/>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text:soft-page-break/>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8">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ext:soft-page-break/>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text:soft-page-break/>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text:soft-page-break/>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text:soft-page-break/>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text:soft-page-break/>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ext:soft-page-break/>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text:soft-page-break/>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text:soft-page-break/>"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19">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text:soft-page-break/>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2">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2">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text:soft-page-break/>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text:soft-page-break/>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 <text:span text:style-name="T45">Or, so as not to pose oneself for more than there can, actually, be, the old good xenophobia could also prompt the decision.</text:span></text:p>
      <text:p text:style-name="Standard">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text:soft-page-break/>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2">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ext:soft-page-break/>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text:span text:style-name="T36">out </text:span>a<text:span text:style-name="T36">n icky snigger</text:span>,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text:span text:style-name="T32">uff</text:span>-ch<text:span text:style-name="T32">uff</text:span>.</text:p>
      <text:p text:style-name="Standard">She chuckled and answered in a villagers parlance, so that the <text:span text:style-name="T33">churl</text:span> of me would <text:span text:style-name="T33">get it</text:span>, "Ain't a-having <text:span text:style-name="T32">no</text:span> ch<text:span text:style-name="T32">uff</text:span>-ch<text:span text:style-name="T32">uff</text:span>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text:soft-page-break/>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ext:soft-page-break/>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text:soft-page-break/>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text:soft-page-break/>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14">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text:soft-page-break/>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he cradles brought from SMP-615 base were too few for all the team, and we were substituting <text:span text:style-name="T2">ratsookha </text:span>for them (that is how our team streamlined the word "rationalization).</text:p>
      <text:p text:style-name="P1"><text:span text:style-name="T2">Ratsookha </text:span>was a series of pallets stitched with nails in twos with each pair working instead of cradles.</text:p>
      <text:p text:style-name="Standard">Because the pallets were shorter than needed, on top of the first decking we added further <text:span text:style-name="T2">ratsookha </text:span>to be bridged with boards forming a taller deck. The whole <text:soft-page-break/>contraption looked like a house of cards, was more flimsy and shaky than the legitimate trestles, but it worked.</text:p>
      <text:p text:style-name="Standard">The trickiest moment came with dismantling <text:span text:style-name="T2">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10">ravish in ecstasy of cutting all the tethers</text:span>, <text:span text:style-name="T10">getting loose and letting yourself go, </text:span>at least sometimes… <text:span text:style-name="T10">However, n</text:span>ot everyone is vouchsafed the pleasure. Me neither; because even while raging and <text:span text:style-name="T10">being </text:span>carried away with the <text:span text:style-name="T10">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text:soft-page-break/>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ext:soft-page-break/>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text:soft-page-break/>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2">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are we laughing</text:p>
      <text:p text:style-name="Quote">while our shoes</text:p>
      <text:p text:style-name="Quote">this trail is roughing?"</text:p>
      <text:p text:style-name="Standard">But all that was in the future, and for the very first time, I did not have <text:span text:style-name="T2">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text:soft-page-break/>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ext:soft-page-break/>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14">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oft-page-break/><text:span text:style-name="T1">~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5">Then I folded the wet<text:span text:style-name="T28">ted</text:span> cover <text:span text:style-name="T28">not to contact</text:span> the <text:span text:style-name="T28">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3"><text:soft-page-break/>I did not mind being squeezed from all sides by passengers <text:span text:style-name="T6">tightly </text:span>packed like sardines in the streetcar <text:span text:style-name="T6">to shape you into a concave quarry pip of the Ace of Diamonds</text:span>, <text:span text:style-name="T6">as long as they don’t</text:span> press you against <text:span text:style-name="T6">the rondure</text:span> of a young <text:span text:style-name="T7">female ass</text:span>, <text:span text:style-name="T7">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14">I mean, </text:span>frolic was I supposed to do with that f-f..er..funky Libido, being neither Van Gogh nor Walt Whitman?!.</text:p>
      <text:p text:style-name="Standard">That f-f..er..<text:span text:style-name="T14">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text:soft-page-break/>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text:soft-page-break/>...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text:soft-page-break/>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2">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text:soft-page-break/>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25">a suave gallant</text:span> for you! <text:span text:style-name="T25">in his</text:span> <text:span text:style-name="T25">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26">time and again</text:span> pop<text:span text:style-name="T26">s</text:span> up <text:span text:style-name="T26">some or another </text:span>defector like Freud...<text:span text:style-name="T26">who</text:span> cinch their specific vision of the world into the cart of servicing their wallets and open Viennese schools...to keep the pot boiling...<text:span text:style-name="T17">but could be quite a normal schizophrenic, as free as the rest of us...a weakling, got caught with the lime for dickhead <text:s/>suckers: “the longer the line of 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text:soft-page-break/>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ext:soft-page-break/>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text:soft-page-break/>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text:soft-page-break/>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text:soft-page-break/>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5">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ext:soft-page-break/>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5">From the Suburban Trains Station rushed a whole catchall of sundries in the waves of the newly arrived </text:span>crowd <text:span text:style-name="T6">loaded with</text:span> <text:span text:style-name="T22">their ruck of </text:span>mesh bags, suitcases, <text:span text:style-name="T6">rolls of wallpaper, </text:span>packages, boxes, buckets, bundles of pipes, briefcases, backpacks, seedlings, cornices, bird-cages and other imaginable and unthinkable <text:span text:style-name="T6">items</text:span>;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text:soft-page-break/>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text:soft-page-break/>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text:soft-page-break/>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14">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text:soft-page-break/>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29">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29">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text:soft-page-break/>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text:soft-page-break/>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text:soft-page-break/>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2">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oft-page-break/><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text:soft-page-break/>"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text:soft-page-break/>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text:soft-page-break/>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2">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text:soft-page-break/>"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text:soft-page-break/>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ext:soft-page-break/>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text:soft-page-break/>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text:soft-page-break/>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ext:soft-page-break/>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text:soft-page-break/>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text:soft-page-break/>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text:soft-page-break/>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text:soft-page-break/>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text:soft-page-break/>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ext:soft-page-break/>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text:soft-page-break/>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text:soft-page-break/>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text:soft-page-break/>(...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text:soft-page-break/>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text:soft-page-break/>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ext:soft-page-break/>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text:soft-page-break/>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text:soft-page-break/>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2">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ext:soft-page-break/>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2">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text:soft-page-break/>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text:soft-page-break/>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ext:soft-page-break/>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text:soft-page-break/>"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text:soft-page-break/>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2">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text:soft-page-break/>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7">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text:soft-page-break/>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text:soft-page-break/>–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text:soft-page-break/>(...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text:soft-page-break/>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text:soft-page-break/>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ext:soft-page-break/>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text:soft-page-break/>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1">~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38">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ext:soft-page-break/>...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text:soft-page-break/>...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text:soft-page-break/>...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text:soft-page-break/>...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text:soft-page-break/>...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P6">...I am what I am what I am on the fifth bottom after the ninth gate... your ’master’ trap is a too shallow approach for each man has at least three masters – Stomach, Genitals, and Brain...<text:span text:style-name="T39">the deeper you dig the more of them spring out which one to serve?…so could you get off my back, please?.</text:span></text:p>
      <text:p text:style-name="P9">...show proper respect to der Heilige Arthur’s teaching, infidel...he sez we cannot change ourselves, we’<text:span text:style-name="T42">re</text:span> only ca<text:span text:style-name="T42">pable of</text:span> <text:span text:style-name="T42">getting </text:span>to know us a tad bit better, and it’s me who widens your horizons, pal, be grateful to your constant second...or, mayhap, wanna swap our ordinal numbers?.</text:p>
      <text:p text:style-name="P7">...<text:span text:style-name="T40">cut empty ding-dong, you knows yoursel – the first to wake up retains the slippers all day long so there’s no use to shuffle kings, and cabbage, and walruses, and carpenters...</text:span></text:p>
      <text:p text:style-name="P8">...<text:span text:style-name="T41">to saddle then! and back to your trinity of Masters</text:span>...<text:span text:style-name="T41">if only you don’t want to look for a suitable outsider, Genosse</text:span><text:span text:style-name="T31"> </text:span><text:span text:style-name="Emphasis"><text:span text:style-name="T30">Feldzug-Führer</text:span></text:span><text:span text:style-name="T41">...</text:span></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 <text:span text:style-name="T39">now, I see myself whom I’ve loved so much</text:span>...<text:span text:style-name="T39">and, by the by, </text:span>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text:soft-page-break/>...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text:soft-page-break/>...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text:soft-page-break/>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ext:soft-page-break/>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ext:soft-page-break/>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text:soft-page-break/>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text:soft-page-break/>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text:soft-page-break/>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text:soft-page-break/>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text:soft-page-break/>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text:soft-page-break/>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ext:soft-page-break/>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15">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text:soft-page-break/>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text:soft-page-break/>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text:soft-page-break/>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ext:soft-page-break/>Though her unawareness was not <text:span text:style-name="T9">entirely my fault. Had Sahtic asked a direct question, like, </text:span>“H<text:span text:style-name="T9">ow many times did they</text:span> lock <text:span text:style-name="T9">you</text:span> up in a madhouse?” <text:span text:style-name="T9">then</text:span>, as a <text:span text:style-name="T9">well-trained supporter of righteousness and, generally, </text:span>man of principle, <text:span text:style-name="T9">I </text:span>would give a <text:span text:style-name="T9">direct exhaustive </text:span>answer. <text:span text:style-name="T9">(It’s noteworthy, that handling me is a fairly straightforward and intuitive job.)</text:span></text:p>
      <text:p text:style-name="Standard"><text:span text:style-name="T9">Now</text:span>, <text:span text:style-name="T9">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text:soft-page-break/>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ext:soft-page-break/>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 <text:span text:style-name="T43">So nice of Ziggy to share them...</text:span></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1">~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text:soft-page-break/>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text:soft-page-break/>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text:soft-page-break/>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text:soft-page-break/>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text:soft-page-break/>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ext:soft-page-break/>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text:soft-page-break/>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35">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ext:soft-page-break/>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15">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text:soft-page-break/>"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25</meta:editing-cycles>
    <meta:creation-date>2020-04-05T06:17:00</meta:creation-date>
    <dc:date>2020-09-08T11:54:05.577386244</dc:date>
    <meta:editing-duration>P11DT9H3M39S</meta:editing-duration>
    <meta:generator>LibreOffice/6.1.5.2$Linux_X86_64 LibreOffice_project/10$Build-2</meta:generator>
    <meta:document-statistic meta:table-count="0" meta:image-count="0" meta:object-count="0" meta:page-count="183" meta:paragraph-count="3605" meta:word-count="87336" meta:character-count="488745" meta:non-whitespace-character-count="404818"/>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